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0000002016E75FB8D87BDFD53.png" manifest:media-type="image/png"/>
  <manifest:file-entry manifest:full-path="Pictures/10000001000001C300000201010EA8F1B009B4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  <style:text-properties style:language-complex="th" style:country-complex="TH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  <style:text-properties style:language-complex="th" style:country-complex="TH"/>
    </style:style>
    <style:style style:name="P3" style:family="paragraph">
      <loext:graphic-properties draw:fill="none"/>
      <style:paragraph-properties fo:text-align="center"/>
      <style:text-properties style:language-complex="th" style:country-complex="TH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9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5" draw:text-style-name="P3" draw:layer="layout" svg:x1="7.937cm" svg:y1="1.587cm" svg:x2="7.937cm" svg:y2="3.809cm">
          <text:p/>
        </draw:line>
        <draw:frame draw:style-name="gr6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7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8" draw:text-style-name="P8" draw:layer="layout" svg:width="3.932cm" svg:height="1.903cm" svg:x="10.355cm" svg:y="18.734cm">
          <draw:text-box>
            <text:p text:style-name="P7"><text:span text:style-name="T3">เขียนโดย</text:span></text:p>
            <text:p text:style-name="P7"><text:span text:style-name="T3">RouEmpire</text:span></text:p>
          </draw:text-box>
        </draw:frame>
        <draw:g>
          <draw:frame draw:style-name="gr9" draw:text-style-name="P9" draw:layer="layout" svg:width="7.62cm" svg:height="1.31cm" svg:x="3.81cm" svg:y="7.302cm">
            <draw:text-box>
              <text:p text:style-name="P4"><text:span text:style-name="T4">เข้าใจง่าย รวดเร็ว</text:span></text:p>
            </draw:text-box>
          </draw:frame>
          <draw:frame draw:style-name="gr9" draw:text-style-name="P9" draw:layer="layout" svg:width="7.62cm" svg:height="1.31cm" svg:x="3.81cm" svg:y="8.85cm">
            <draw:text-box>
              <text:p text:style-name="P4"><text:span text:style-name="T4">ใช้ในชีวิตประจำวัน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666666" draw:start-intensity="100%" draw:end-intensity="100%" draw:angle="3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4-28T12:00:32.841904691</dc:date>
    <meta:editing-duration>PT4H35S</meta:editing-duration>
    <meta:editing-cycles>10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11"/>
  </office:meta>
</office:document-meta>
</file>